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a51" officeooo:paragraph-rsid="001afa51"/>
    </style:style>
    <style:style style:name="T1" style:family="text">
      <style:text-properties officeooo:rsid="001cf6c1"/>
    </style:style>
    <style:style style:name="T2" style:family="text">
      <style:text-properties officeooo:rsid="001fcf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</text:p>
      <text:p text:style-name="P1"/>
      <text:p text:style-name="P1"><text:tab/>"id": "urn:dev:wot:com:example:servient:coffeemachine",</text:p>
      <text:p text:style-name="P1"><text:tab/>"name": "coffeemachineTD",</text:p>
      <text:p text:style-name="P1"><text:tab/>"securityDefinitions": {</text:p>
      <text:p text:style-name="P1"><text:tab/><text:tab/>"basic_sc": {</text:p>
      <text:p text:style-name="P1"><text:tab/><text:tab/><text:tab/>"scheme": "basic",</text:p>
      <text:p text:style-name="P1"><text:tab/><text:tab/><text:tab/>"in": "header"</text:p>
      <text:p text:style-name="P1"><text:tab/><text:tab/>}</text:p>
      <text:p text:style-name="P1"><text:tab/>},</text:p>
      <text:p text:style-name="P1"><text:tab/>"base": "https://coffee.example.com",</text:p>
      <text:p text:style-name="P1"/>
      <text:p text:style-name="P1"/>
      <text:p text:style-name="P1"><text:tab/>"security": ["basic_sc"],</text:p>
      <text:p text:style-name="P1"/>
      <text:p text:style-name="P1"><text:tab/>"properties": {</text:p>
      <text:p text:style-name="P1"><text:tab/><text:tab/>"status": {</text:p>
      <text:p text:style-name="P1"><text:tab/><text:tab/><text:tab/>"type": "string",</text:p>
      <text:p text:style-name="P1"><text:tab/><text:tab/><text:tab/>"enum": ["brewing", "grinding", "error"],</text:p>
      <text:p text:style-name="P1"><text:tab/><text:tab/><text:tab/>"forms": [{</text:p>
      <text:p text:style-name="P1"><text:tab/><text:tab/><text:tab/><text:tab/>"href": "/status",</text:p>
      <text:p text:style-name="P1"><text:tab/><text:tab/><text:tab/><text:tab/>"htv:method": "GET"</text:p>
      <text:p text:style-name="P1"/>
      <text:p text:style-name="P1"><text:tab/><text:tab/><text:tab/>}],</text:p>
      <text:p text:style-name="P1"><text:tab/><text:tab/><text:tab/>"readonly": true</text:p>
      <text:p text:style-name="P1"><text:tab/><text:tab/>},</text:p>
      <text:p text:style-name="P1"><text:tab/><text:tab/>"state": {</text:p>
      <text:p text:style-name="P1"><text:tab/><text:tab/><text:tab/>"description": "to check if the machine is on or off and turn off if necessary",</text:p>
      <text:p text:style-name="P1"><text:tab/><text:tab/><text:tab/>"type": "object",</text:p>
      <text:p text:style-name="P1"><text:tab/><text:tab/><text:tab/>"properties": {</text:p>
      <text:p text:style-name="P1"><text:tab/><text:tab/><text:tab/><text:tab/>"current state": {</text:p>
      <text:p text:style-name="P1"><text:tab/><text:tab/><text:tab/><text:tab/><text:tab/>"type": "string",</text:p>
      <text:p text:style-name="P1"><text:tab/><text:tab/><text:tab/><text:tab/><text:tab/>"enum": ["on", "off"],</text:p>
      <text:p text:style-name="P1"><text:tab/><text:tab/><text:tab/><text:tab/><text:tab/>"readonly": true</text:p>
      <text:p text:style-name="P1"><text:tab/><text:tab/><text:tab/><text:tab/>},</text:p>
      <text:p text:style-name="P1"><text:tab/><text:tab/><text:tab/><text:tab/>"newstate": {</text:p>
      <text:p text:style-name="P1"><text:tab/><text:tab/><text:tab/><text:tab/><text:tab/>"type": "string",</text:p>
      <text:p text:style-name="P1"><text:tab/><text:tab/><text:tab/><text:tab/><text:tab/>"enum": ["off"],</text:p>
      <text:p text:style-name="P1"><text:tab/><text:tab/><text:tab/><text:tab/><text:tab/>"writeonly": true</text:p>
      <text:p text:style-name="P1"/>
      <text:p text:style-name="P1"><text:tab/><text:tab/><text:tab/><text:tab/>}</text:p>
      <text:p text:style-name="P1"><text:tab/><text:tab/><text:tab/>},</text:p>
      <text:p text:style-name="P1"><text:tab/><text:tab/><text:tab/>"forms": [{</text:p>
      <text:p text:style-name="P1"><text:tab/><text:tab/><text:tab/><text:tab/>"href": "/state"</text:p>
      <text:p text:style-name="P1"/>
      <text:p text:style-name="P1"><text:tab/><text:tab/><text:tab/>}]</text:p>
      <text:p text:style-name="P1"><text:tab/><text:tab/>},</text:p>
      <text:p text:style-name="P1"><text:tab/><text:tab/>"levels": {</text:p>
      <text:p text:style-name="P1"><text:tab/><text:tab/><text:tab/>"description": "it contains the level of water,beans and bin",</text:p>
      <text:p text:style-name="P1"><text:tab/><text:tab/><text:tab/>"type": "object",</text:p>
      <text:p text:style-name="P1"><text:tab/><text:tab/><text:tab/>"properties": {</text:p>
      <text:p text:style-name="P1"/>
      <text:p text:style-name="P1"><text:soft-page-break/><text:tab/><text:tab/><text:tab/><text:tab/>"water_lvl": {</text:p>
      <text:p text:style-name="P1"><text:tab/><text:tab/><text:tab/><text:tab/><text:tab/>"type": "number",</text:p>
      <text:p text:style-name="P1"><text:tab/><text:tab/><text:tab/><text:tab/><text:tab/>"readonly": true</text:p>
      <text:p text:style-name="P1"><text:tab/><text:tab/><text:tab/><text:tab/>},</text:p>
      <text:p text:style-name="P1"><text:tab/><text:tab/><text:tab/><text:tab/>"bean_lvl": {</text:p>
      <text:p text:style-name="P1"><text:tab/><text:tab/><text:tab/><text:tab/><text:tab/>"type": "number",</text:p>
      <text:p text:style-name="P1"><text:tab/><text:tab/><text:tab/><text:tab/><text:tab/>"readonly": true</text:p>
      <text:p text:style-name="P1"><text:tab/><text:tab/><text:tab/><text:tab/>},</text:p>
      <text:p text:style-name="P1"><text:tab/><text:tab/><text:tab/><text:tab/>"bin_lvl": {</text:p>
      <text:p text:style-name="P1"><text:tab/><text:tab/><text:tab/><text:tab/><text:tab/>"type": "number",</text:p>
      <text:p text:style-name="P1"><text:tab/><text:tab/><text:tab/><text:tab/><text:tab/>"readonly": true</text:p>
      <text:p text:style-name="P1"><text:tab/><text:tab/><text:tab/><text:tab/>}</text:p>
      <text:p text:style-name="P1"><text:tab/><text:tab/><text:tab/>},</text:p>
      <text:p text:style-name="P1"><text:tab/><text:tab/><text:tab/>"forms": [{</text:p>
      <text:p text:style-name="P1"><text:tab/><text:tab/><text:tab/><text:tab/>"href": "/levels"</text:p>
      <text:p text:style-name="P1"><text:tab/><text:tab/><text:tab/>}]</text:p>
      <text:p text:style-name="P1"><text:tab/><text:tab/>}</text:p>
      <text:p text:style-name="P1"><text:tab/>},</text:p>
      <text:p text:style-name="P1"/>
      <text:p text:style-name="P1"/>
      <text:p text:style-name="P1"><text:tab/>"actions": {</text:p>
      <text:p text:style-name="P1"><text:tab/><text:tab/>"brew": {</text:p>
      <text:p text:style-name="P1"><text:tab/><text:tab/><text:tab/>"description": "choose what kind of coffee you want to order",</text:p>
      <text:p text:style-name="P1"><text:tab/><text:tab/><text:tab/>"input": {</text:p>
      <text:p text:style-name="P1"><text:tab/><text:tab/><text:tab/><text:tab/>"type": "string",</text:p>
      <text:p text:style-name="P1"><text:tab/><text:tab/><text:tab/><text:tab/>"enum": ["mocha", "americano", "cappicino"]</text:p>
      <text:p text:style-name="P1"><text:tab/><text:tab/><text:tab/>},</text:p>
      <text:p text:style-name="P1"><text:tab/><text:tab/><text:tab/>"output": {</text:p>
      <text:p text:style-name="P1"><text:tab/><text:tab/><text:tab/><text:tab/>"type": "string"</text:p>
      <text:p text:style-name="P1"><text:tab/><text:tab/><text:tab/>},</text:p>
      <text:p text:style-name="P1"><text:tab/><text:tab/><text:tab/>"forms": [{</text:p>
      <text:p text:style-name="P1"><text:tab/><text:tab/><text:tab/><text:tab/>"href": "/brew"</text:p>
      <text:p text:style-name="P1"><text:tab/><text:tab/><text:tab/>}]</text:p>
      <text:p text:style-name="P1"><text:tab/><text:tab/>},</text:p>
      <text:p text:style-name="P1"><text:tab/><text:tab/>"turn_off": {</text:p>
      <text:p text:style-name="P1"><text:tab/><text:tab/><text:tab/>"forms": [{</text:p>
      <text:p text:style-name="P1"><text:tab/><text:tab/><text:tab/><text:tab/>"href": "/turn_off"</text:p>
      <text:p text:style-name="P1"><text:tab/><text:tab/><text:tab/>}],</text:p>
      <text:p text:style-name="P1"><text:tab/><text:tab/><text:tab/>"required": ["current state"]</text:p>
      <text:p text:style-name="P1"><text:tab/><text:tab/>}</text:p>
      <text:p text:style-name="P1"/>
      <text:p text:style-name="P1"><text:tab/>},</text:p>
      <text:p text:style-name="P1"/>
      <text:p text:style-name="P1"/>
      <text:p text:style-name="P1"/>
      <text:p text:style-name="P1"><text:tab/>"events": {</text:p>
      <text:p text:style-name="P1"/>
      <text:p text:style-name="P1"/>
      <text:p text:style-name="P1"><text:tab/><text:tab/>"notEnoughWater": {</text:p>
      <text:p text:style-name="P1"><text:tab/><text:tab/><text:tab/>"data": {</text:p>
      <text:p text:style-name="P1"><text:tab/><text:tab/><text:tab/><text:tab/>"type": "integer"</text:p>
      <text:p text:style-name="P1"><text:tab/><text:tab/><text:tab/>},</text:p>
      <text:p text:style-name="P1"><text:soft-page-break/><text:tab/><text:tab/><text:tab/>"forms": [{</text:p>
      <text:p text:style-name="P1"><text:tab/><text:tab/><text:tab/><text:tab/>"href": "/notEnoughWater"</text:p>
      <text:p text:style-name="P1"><text:tab/><text:tab/><text:tab/>}],</text:p>
      <text:p text:style-name="P1"><text:tab/><text:tab/><text:tab/>"required": ["water_lvl"]</text:p>
      <text:p text:style-name="P1"><text:tab/><text:tab/>},</text:p>
      <text:p text:style-name="P1"><text:tab/><text:tab/>"notEnoughBeans": {</text:p>
      <text:p text:style-name="P1"><text:tab/><text:tab/><text:tab/>"data": {</text:p>
      <text:p text:style-name="P1"><text:tab/><text:tab/><text:tab/><text:tab/>"type": "integer"</text:p>
      <text:p text:style-name="P1"><text:tab/><text:tab/><text:tab/>},</text:p>
      <text:p text:style-name="P1"><text:tab/><text:tab/><text:tab/>"forms": [{</text:p>
      <text:p text:style-name="P1"><text:tab/><text:tab/><text:tab/><text:tab/>"href": "/notEnoughBeans"</text:p>
      <text:p text:style-name="P1"><text:tab/><text:tab/><text:tab/>}],</text:p>
      <text:p text:style-name="P1"><text:tab/><text:tab/><text:tab/>"required": ["bean_lvl"]</text:p>
      <text:p text:style-name="P1"><text:tab/><text:tab/>},</text:p>
      <text:p text:style-name="P1"/>
      <text:p text:style-name="P1"/>
      <text:p text:style-name="P1"><text:tab/><text:tab/>"binIsFull": {</text:p>
      <text:p text:style-name="P1"><text:tab/><text:tab/><text:tab/>"data": {</text:p>
      <text:p text:style-name="P1"><text:tab/><text:tab/><text:tab/><text:tab/>"type": "integer"</text:p>
      <text:p text:style-name="P1"><text:tab/><text:tab/><text:tab/>},</text:p>
      <text:p text:style-name="P1"><text:tab/><text:tab/><text:tab/>"forms": [{</text:p>
      <text:p text:style-name="P1"><text:tab/><text:tab/><text:tab/><text:tab/>"href": "/binIsFull"</text:p>
      <text:p text:style-name="P1"><text:tab/><text:tab/><text:tab/>}],</text:p>
      <text:p text:style-name="P1"><text:tab/><text:tab/><text:tab/>"required": ["bin_lvl"]</text:p>
      <text:p text:style-name="P1"><text:tab/><text:tab/>}</text:p>
      <text:p text:style-name="P1"/>
      <text:p text:style-name="P1"/>
      <text:p text:style-name="P1"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10:25.053611321</meta:creation-date>
    <dc:date>2019-03-13T17:38:36.187493552</dc:date>
    <meta:editing-duration>PT36M19S</meta:editing-duration>
    <meta:editing-cycles>1</meta:editing-cycles>
    <meta:document-statistic meta:table-count="0" meta:image-count="0" meta:object-count="0" meta:page-count="3" meta:paragraph-count="113" meta:word-count="226" meta:character-count="1916" meta:non-whitespace-character-count="1463"/>
    <meta:generator>LibreOffice/6.1.4.2$Linux_X86_64 LibreOffice_project/10$Build-2</meta:generator>
  </office:meta>
</office:document-meta>
</file>